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3.5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88.21pt"/>
    </style:style>
    <style:style style:name="co4" style:family="table-column">
      <style:table-column-properties fo:break-before="auto" style:column-width="311.3pt"/>
    </style:style>
    <style:style style:name="co5" style:family="table-column">
      <style:table-column-properties fo:break-before="auto" style:column-width="805.4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EM3340_VCO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C1 C8 C9 C23 C24 C21 C22 C18 C19 C16 C17 C6 C7 C5 C4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1 C1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13 C14 C1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0p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3 C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P_Elec_5x5.4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ning controls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v/oct inputs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 FM input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c input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M inputs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Connector_PinHeader_2.54mm:PinHeader_2x05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c sel 1</text:p>
          </table:table-cell>
          <table:table-cell office:value-type="string" calcext:value-type="string">
            <text:p>Jumper:SolderJumper-3_P1.3mm_Open_RoundedPad1.0x1.5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P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c sel 2</text:p>
          </table:table-cell>
          <table:table-cell office:value-type="string" calcext:value-type="string">
            <text:p>Jumper:SolderJumper-3_P1.3mm_Open_RoundedPad1.0x1.5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DT3904</text:p>
          </table:table-cell>
          <table:table-cell office:value-type="string" calcext:value-type="string">
            <text:p>Package_TO_SOT_SMD:SOT-363_SC-70-6_Handsoldering</text:p>
          </table:table-cell>
          <table:table-cell office:value-type="string" calcext:value-type="string">
            <text:p>http://www.diodes.com/_files/datasheets/ds30088.pdf</text:p>
          </table:table-cell>
        </table:table-row>
        <table:table-row table:style-name="ro1">
          <table:table-cell office:value-type="string" calcext:value-type="string">
            <text:p>R10 R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11 R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12 R1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15 R2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17 R20 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470" calcext:value-type="float">
            <text:p>47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1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 R1 R3 R29 R37 R38 R7 R31 R33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62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5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90" calcext:value-type="float">
            <text:p>390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7 R24 R34 R18 R14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8 R2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30 R32 R5 R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36 R3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3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40 R4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41 R42 R4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V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Potentiometer_THT:Potentiometer_Bourns_3296W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V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Potentiometer_THT:Potentiometer_Bourns_3296W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V4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Potentiometer_THT:Potentiometer_Bourns_3296W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V6 RV5 RV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Potentiometer_THT:Potentiometer_Bourns_3296W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TP2 TP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Keystone_5000-5004_Miniature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8L10_SOT89</text:p>
          </table:table-cell>
          <table:table-cell office:value-type="string" calcext:value-type="string">
            <text:p>Package_TO_SOT_SMD:SOT-89-3_Handsoldering</text:p>
          </table:table-cell>
          <table:table-cell office:value-type="string" calcext:value-type="string">
            <text:p>http://www.st.com/content/ccc/resource/technical/document/datasheet/15/55/e5/aa/23/5b/43/fd/CD00000446.pdf/files/CD00000446.pdf/jcr:content/translations/en.CD00000446.pdf</text:p>
          </table:table-cell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905</text:p>
          </table:table-cell>
          <table:table-cell office:value-type="string" calcext:value-type="string">
            <text:p>Package_TO_SOT_SMD:SOT-89-3_Handsoldering</text:p>
          </table:table-cell>
          <table:table-cell office:value-type="string" calcext:value-type="string">
            <text:p>http://www.onsemi.com/pub/Collateral/MC7900-D.PDF</text:p>
          </table:table-cell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02AU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ti.com/lit/ds/symlink/ref02.pdf</text:p>
          </table:table-cell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M3340</text:p>
          </table:table-cell>
          <table:table-cell office:value-type="string" calcext:value-type="string">
            <text:p>Package_DIP:DIP-16_W7.62mm</text:p>
          </table:table-cell>
          <table:table-cell/>
        </table:table-row>
        <table:table-row table:style-name="ro1">
          <table:table-cell office:value-type="string" calcext:value-type="string">
            <text:p>U7 U6 U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ti.com/lit/ds/symlink/tl071.pdf</text:p>
          </table:table-cell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veform outputs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~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9T18:38:22.744443399</dc:date>
    <meta:editing-duration>PT1M24S</meta:editing-duration>
    <meta:editing-cycles>1</meta:editing-cycles>
    <meta:document-statistic meta:table-count="1" meta:cell-count="234" meta:object-count="0"/>
    <meta:generator>LibreOffice/6.0.7.3$Linux_X86_64 LibreOffice_project/00m0$Build-3</meta:generator>
  </office:meta>
</office:document-meta>
</file>